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D356618C483237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b2b2b2" draw:textarea-horizontal-align="justify" draw:textarea-vertical-align="middle" draw:auto-grow-height="false" fo:min-height="1.15cm" fo:min-width="5.83cm"/>
    </style:style>
    <style:style style:name="gr2" style:family="graphic" style:parent-style-name="standard">
      <style:graphic-properties draw:stroke="solid" svg:stroke-color="#000000" draw:fill="solid" draw:fill-color="#b2b2b2" draw:textarea-horizontal-align="justify" draw:textarea-vertical-align="middle" draw:auto-grow-height="false" fo:min-height="1.15cm" fo:min-width="8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bitmap" draw:fill-image-name="Light_20_Downward_20_Diagonal" draw:textarea-horizontal-align="justify" draw:textarea-vertical-align="middle" draw:auto-grow-height="false" fo:min-height="0cm" fo:min-width="19.3cm"/>
    </style:style>
    <style:style style:name="gr5" style:family="graphic" style:parent-style-name="standard">
      <style:graphic-properties svg:stroke-color="#000000" draw:fill="bitmap" draw:fill-image-name="Light_20_Downward_20_Diagonal" draw:textarea-horizontal-align="justify" draw:textarea-vertical-align="middle" draw:auto-grow-height="false" fo:min-height="0cm" fo:min-width="27.5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bitmap" draw:fill-image-name="Light_20_Downward_20_Diagonal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3cm" svg:height="1.4cm" draw:transform="rotate (0.261799387799149) translate (5.473cm 6.1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.33cm" svg:height="1.4cm" draw:transform="rotate (-0.174532925199433) translate (12.166cm 4.44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3cm" svg:height="1.4cm" draw:transform="rotate (2.00712863979348) translate (4.161cm 6.729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" draw:text-style-name="P1" draw:layer="layout" svg:width="9cm" svg:height="1.4cm" svg:x="16.258cm" svg:y="16.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1" draw:layer="layout" svg:width="9cm" svg:height="1.4cm" svg:x="16.258cm" svg:y="15.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1" draw:layer="layout" svg:width="9cm" svg:height="1.4cm" svg:x="16.258cm" svg:y="1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2" draw:text-style-name="P1" draw:layer="layout" svg:width="9cm" svg:height="1.4cm" draw:transform="rotate (1.74532925199433) translate (26.821cm 15.50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3" draw:text-style-name="P3" draw:layer="layout" svg:width="6.653cm" svg:height="1.199cm" svg:x="17.4cm" svg:y="18.2cm">
          <draw:text-box>
            <text:p text:style-name="P2"><text:span text:style-name="T1">1 canapé</text:span></text:p>
            <text:p text:style-name="P2"><text:span text:style-name="T1">Plié: 1 barre </text:span><text:span text:style-name="T1"><text:tab/></text:span><text:span text:style-name="T1">90x190x56 </text:span><text:span text:style-name="T1"><text:tab/></text:span><text:span text:style-name="T1">= rien</text:span></text:p>
          </draw:text-box>
        </draw:frame>
        <draw:frame draw:style-name="gr3" draw:text-style-name="P3" draw:layer="layout" svg:width="8.613cm" svg:height="1.673cm" svg:x="4cm" svg:y="1.927cm">
          <draw:text-box>
            <text:p text:style-name="P2"><text:span text:style-name="T1">4 chaises longues</text:span></text:p>
            <text:p text:style-name="P2"><text:span text:style-name="T1">Pliées: 4 blocs</text:span><text:span text:style-name="T1"><text:tab/></text:span><text:span text:style-name="T1">60x90x42 </text:span><text:span text:style-name="T1"><text:tab/></text:span><text:span text:style-name="T1">= 4 poufs</text:span></text:p>
            <text:p text:style-name="P2"><text:span text:style-name="T1"><text:tab/></text:span><text:span text:style-name="T1"><text:tab/></text:span><text:span text:style-name="T1"><text:tab/></text:span><text:span text:style-name="T1">90x240x42</text:span></text:p>
          </draw:text-box>
        </draw:frame>
        <draw:g>
          <draw:custom-shape draw:style-name="gr1" draw:text-style-name="P1" draw:layer="layout" svg:width="6.33cm" svg:height="1.4cm" svg:x="17.211cm" svg:y="10.03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1" draw:layer="layout" svg:width="6.33cm" svg:height="1.4cm" svg:x="17.2cm" svg:y="11.4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" draw:text-style-name="P1" draw:layer="layout" svg:width="6.33cm" svg:height="1.4cm" draw:transform="rotate (1.74532925199433) translate (24.685cm 10.277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4" draw:text-style-name="P4" draw:layer="layout" svg:width="19.8cm" svg:height="0.2cm" svg:x="1cm" svg:y="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1" draw:text-style-name="P1" draw:layer="layout" svg:width="6.33cm" svg:height="1.4cm" draw:transform="rotate (0.261799387799149) translate (5.473cm 6.5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.33cm" svg:height="1.4cm" draw:transform="rotate (-0.174532925199433) translate (12.166cm 4.84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33cm" svg:height="1.4cm" draw:transform="rotate (2.00712863979348) translate (4.161cm 7.129cm)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8.613cm" svg:height="1.673cm" svg:x="4cm" svg:y="2.327cm">
          <draw:text-box>
            <text:p text:style-name="P2"><text:span text:style-name="T1">4 chaises longues</text:span></text:p>
            <text:p text:style-name="P2"><text:span text:style-name="T1">Pliées: 4 blocs</text:span><text:span text:style-name="T1"><text:tab/></text:span><text:span text:style-name="T1">60x90x42 </text:span><text:span text:style-name="T1"><text:tab/></text:span><text:span text:style-name="T1">= 4 poufs</text:span></text:p>
            <text:p text:style-name="P2"><text:span text:style-name="T1"><text:tab/></text:span><text:span text:style-name="T1"><text:tab/></text:span><text:span text:style-name="T1"><text:tab/></text:span><text:span text:style-name="T1">90x240x42</text:span></text:p>
          </draw:text-box>
        </draw:frame>
        <draw:g>
          <draw:custom-shape draw:style-name="gr1" draw:text-style-name="P1" draw:layer="layout" svg:width="6.33cm" svg:height="1.4cm" svg:x="19.747cm" svg:y="6.61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1" draw:layer="layout" svg:width="6.33cm" svg:height="1.4cm" svg:x="19.736cm" svg:y="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" draw:text-style-name="P1" draw:layer="layout" svg:width="6.33cm" svg:height="1.4cm" draw:transform="rotate (1.74532925199433) translate (27.221cm 6.862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5" draw:text-style-name="P4" draw:layer="layout" svg:width="28cm" svg:height="0.2cm" svg:x="1cm" svg:y="9.4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6.33cm" svg:height="1.4cm" draw:transform="rotate (0.261799387799149) translate (5.473cm 16.5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.33cm" svg:height="1.4cm" draw:transform="rotate (-0.519409985393512) translate (12.695cm 15.0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.33cm" svg:height="1.4cm" draw:transform="rotate (2.00712863979348) translate (4.161cm 17.129cm)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28cm" svg:height="0.2cm" svg:x="1cm" svg:y="19.4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6.33cm" svg:height="1.4cm" svg:x="22.07cm" svg:y="16.61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1" draw:layer="layout" svg:width="6.33cm" svg:height="1.4cm" svg:x="22.059cm" svg:y="1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" draw:text-style-name="P1" draw:layer="layout" svg:width="6.33cm" svg:height="1.4cm" svg:x="22.059cm" svg:y="15.2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Light_20_Downward_20_Diagonal" draw:display-name="Light Downward Diagonal" xlink:href="Pictures/100000000000000800000008D356618C4832378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20:07:39.807351030</meta:creation-date>
    <dc:date>2020-02-04T20:45:42.517905967</dc:date>
    <meta:editing-duration>PT27M48S</meta:editing-duration>
    <meta:editing-cycles>8</meta:editing-cycles>
    <meta:generator>LibreOffice/6.0.7.3$Linux_X86_64 LibreOffice_project/00m0$Build-3</meta:generator>
    <meta:print-date>2020-02-04T20:45:40.113905966</meta:print-date>
    <meta:document-statistic meta:object-count="36"/>
  </office:meta>
</office:document-meta>
</file>